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paragraph-rsid="001a660f"/>
    </style:style>
    <style:style style:name="P2" style:family="paragraph" style:parent-style-name="Heading_20_3">
      <style:text-properties officeooo:paragraph-rsid="001a660f"/>
    </style:style>
    <style:style style:name="P3" style:family="paragraph" style:parent-style-name="Standard">
      <style:text-properties officeooo:paragraph-rsid="001a660f"/>
    </style:style>
    <style:style style:name="P4" style:family="paragraph" style:parent-style-name="Standard">
      <style:paragraph-properties fo:margin-left="0cm" fo:margin-right="0cm" fo:text-indent="0cm" style:auto-text-indent="false"/>
      <style:text-properties officeooo:paragraph-rsid="001a660f"/>
    </style:style>
    <style:style style:name="P5" style:family="paragraph" style:parent-style-name="Standard" style:list-style-name="WWNum8">
      <style:text-properties officeooo:paragraph-rsid="00226215"/>
    </style:style>
    <style:style style:name="P6" style:family="paragraph" style:parent-style-name="Standard" style:list-style-name="WWNum6">
      <style:text-properties officeooo:paragraph-rsid="001c6cc0"/>
    </style:style>
    <style:style style:name="P7" style:family="paragraph" style:parent-style-name="Standard" style:list-style-name="WWNum6">
      <style:text-properties officeooo:paragraph-rsid="001dac06"/>
    </style:style>
    <style:style style:name="P8" style:family="paragraph" style:parent-style-name="Standard" style:list-style-name="WWNum5">
      <style:text-properties officeooo:paragraph-rsid="0029535b"/>
    </style:style>
    <style:style style:name="P9" style:family="paragraph" style:parent-style-name="Standard" style:list-style-name="WWNum6">
      <style:text-properties officeooo:rsid="00206bba" officeooo:paragraph-rsid="00206bba"/>
    </style:style>
    <style:style style:name="P10" style:family="paragraph" style:parent-style-name="Standard" style:list-style-name="WWNum5">
      <style:text-properties officeooo:rsid="0029535b" officeooo:paragraph-rsid="0029535b"/>
    </style:style>
    <style:style style:name="P11" style:family="paragraph" style:parent-style-name="Standard" style:list-style-name="WWNum5">
      <style:text-properties officeooo:rsid="00299daf" officeooo:paragraph-rsid="00299daf"/>
    </style:style>
    <style:style style:name="P12" style:family="paragraph" style:parent-style-name="Standard" style:list-style-name="WWNum8">
      <style:paragraph-properties fo:margin-left="1.27cm" fo:margin-right="0cm" fo:text-indent="-0.635cm" style:auto-text-indent="false"/>
      <style:text-properties officeooo:paragraph-rsid="001a660f"/>
    </style:style>
    <style:style style:name="P13" style:family="paragraph" style:parent-style-name="Standard" style:list-style-name="WWNum8">
      <style:paragraph-properties fo:margin-left="1.27cm" fo:margin-right="0cm" fo:text-indent="-0.635cm" style:auto-text-indent="false"/>
      <style:text-properties officeooo:paragraph-rsid="001d744a"/>
    </style:style>
    <style:style style:name="P14" style:family="paragraph" style:parent-style-name="Standard" style:list-style-name="WWNum3">
      <style:paragraph-properties fo:margin-left="1.27cm" fo:margin-right="0cm" fo:text-indent="-0.635cm" style:auto-text-indent="false"/>
      <style:text-properties officeooo:paragraph-rsid="001a660f"/>
    </style:style>
    <style:style style:name="P15" style:family="paragraph" style:parent-style-name="Standard" style:list-style-name="WWNum3">
      <style:paragraph-properties fo:margin-left="1.27cm" fo:margin-right="0cm" fo:text-indent="-0.635cm" style:auto-text-indent="false"/>
      <style:text-properties officeooo:paragraph-rsid="00206bba"/>
    </style:style>
    <style:style style:name="P16" style:family="paragraph" style:parent-style-name="Standard" style:list-style-name="WWNum6">
      <style:paragraph-properties fo:margin-left="1.27cm" fo:margin-right="0cm" fo:text-indent="-0.635cm" style:auto-text-indent="false"/>
      <style:text-properties officeooo:paragraph-rsid="001a660f"/>
    </style:style>
    <style:style style:name="P17" style:family="paragraph" style:parent-style-name="Standard" style:list-style-name="WWNum9">
      <style:paragraph-properties fo:margin-left="1.27cm" fo:margin-right="0cm" fo:text-indent="-0.635cm" style:auto-text-indent="false"/>
      <style:text-properties officeooo:paragraph-rsid="001a660f"/>
    </style:style>
    <style:style style:name="P18" style:family="paragraph" style:parent-style-name="Standard" style:list-style-name="WWNum1">
      <style:paragraph-properties fo:margin-left="1.27cm" fo:margin-right="0cm" fo:text-indent="-0.635cm" style:auto-text-indent="false"/>
      <style:text-properties officeooo:paragraph-rsid="001a660f"/>
    </style:style>
    <style:style style:name="P19" style:family="paragraph" style:parent-style-name="Standard" style:list-style-name="WWNum4">
      <style:paragraph-properties fo:margin-left="1.27cm" fo:margin-right="0cm" fo:text-indent="-0.635cm" style:auto-text-indent="false"/>
      <style:text-properties officeooo:paragraph-rsid="001a660f"/>
    </style:style>
    <style:style style:name="P20" style:family="paragraph" style:parent-style-name="Standard" style:list-style-name="WWNum5">
      <style:paragraph-properties fo:margin-left="1.27cm" fo:margin-right="0cm" fo:text-indent="-0.635cm" style:auto-text-indent="false"/>
      <style:text-properties officeooo:paragraph-rsid="001a660f"/>
    </style:style>
    <style:style style:name="P21" style:family="paragraph" style:parent-style-name="Standard">
      <style:paragraph-properties fo:margin-left="1.27cm" fo:margin-right="0cm" fo:text-indent="-0.635cm" style:auto-text-indent="false"/>
      <style:text-properties officeooo:paragraph-rsid="001a660f"/>
    </style:style>
    <style:style style:name="P22" style:family="paragraph" style:parent-style-name="Standard">
      <style:paragraph-properties fo:margin-left="1.27cm" fo:margin-right="0cm" fo:text-indent="-0.635cm" style:auto-text-indent="false"/>
      <style:text-properties officeooo:paragraph-rsid="001c6cc0"/>
    </style:style>
    <style:style style:name="P23" style:family="paragraph" style:parent-style-name="Standard" style:list-style-name="WWNum8">
      <style:paragraph-properties fo:margin-left="1.27cm" fo:margin-right="0cm" fo:text-indent="-0.635cm" style:auto-text-indent="false"/>
      <style:text-properties officeooo:rsid="001c6cc0" officeooo:paragraph-rsid="001c6cc0"/>
    </style:style>
    <style:style style:name="P24" style:family="paragraph" style:parent-style-name="Standard" style:list-style-name="WWNum6">
      <style:paragraph-properties fo:margin-left="1.27cm" fo:margin-right="0cm" fo:text-indent="-0.635cm" style:auto-text-indent="false"/>
      <style:text-properties officeooo:rsid="001c6cc0" officeooo:paragraph-rsid="001c6cc0"/>
    </style:style>
    <style:style style:name="P25" style:family="paragraph" style:parent-style-name="Standard" style:list-style-name="WWNum7">
      <style:paragraph-properties fo:margin-left="1.27cm" fo:margin-right="0cm" fo:text-indent="-0.635cm" style:auto-text-indent="false"/>
      <style:text-properties officeooo:rsid="00206bba" officeooo:paragraph-rsid="00206bba"/>
    </style:style>
    <style:style style:name="P26" style:family="paragraph" style:parent-style-name="Standard" style:list-style-name="WWNum8">
      <style:paragraph-properties fo:margin-left="1.27cm" fo:margin-right="0cm" fo:text-indent="-0.635cm" style:auto-text-indent="false"/>
      <style:text-properties officeooo:rsid="00206bba" officeooo:paragraph-rsid="00206bba"/>
    </style:style>
    <style:style style:name="P27" style:family="paragraph" style:parent-style-name="Standard" style:list-style-name="WWNum4">
      <style:paragraph-properties fo:margin-left="1.27cm" fo:margin-right="0cm" fo:text-indent="-0.635cm" style:auto-text-indent="false"/>
      <style:text-properties officeooo:rsid="00226215" officeooo:paragraph-rsid="00226215"/>
    </style:style>
    <style:style style:name="P28" style:family="paragraph" style:parent-style-name="Standard">
      <style:paragraph-properties fo:margin-left="0cm" fo:margin-right="0cm" fo:text-indent="0cm" style:auto-text-indent="false"/>
      <style:text-properties officeooo:paragraph-rsid="001a660f"/>
    </style:style>
    <style:style style:name="P29" style:family="paragraph" style:parent-style-name="Standard" style:list-style-name="WWNum9">
      <style:paragraph-properties fo:margin-left="0cm" fo:margin-right="0cm" fo:text-indent="0cm" style:auto-text-indent="false"/>
      <style:text-properties officeooo:rsid="00206bba" officeooo:paragraph-rsid="00206bba"/>
    </style:style>
    <style:style style:name="P30" style:family="paragraph" style:parent-style-name="Standard">
      <style:paragraph-properties fo:margin-left="0cm" fo:margin-right="0cm" fo:text-indent="0cm" style:auto-text-indent="false"/>
      <style:text-properties officeooo:rsid="0029535b" officeooo:paragraph-rsid="0029535b"/>
    </style:style>
    <style:style style:name="P31" style:family="paragraph" style:parent-style-name="Heading_20_1" style:master-page-name="Standard">
      <style:paragraph-properties style:page-number="1"/>
      <style:text-properties officeooo:paragraph-rsid="001a660f"/>
    </style:style>
    <style:style style:name="P32" style:family="paragraph" style:parent-style-name="Heading_20_3">
      <style:text-properties officeooo:paragraph-rsid="001c6cc0"/>
    </style:style>
    <style:style style:name="P33" style:family="paragraph" style:parent-style-name="Heading_20_3">
      <style:text-properties officeooo:rsid="001c6cc0" officeooo:paragraph-rsid="001c6cc0"/>
    </style:style>
    <style:style style:name="T1" style:family="text">
      <style:text-properties officeooo:rsid="001c6cc0"/>
    </style:style>
    <style:style style:name="T2" style:family="text">
      <style:text-properties officeooo:rsid="001d744a"/>
    </style:style>
    <style:style style:name="T3" style:family="text">
      <style:text-properties officeooo:rsid="001dac06"/>
    </style:style>
    <style:style style:name="T4" style:family="text">
      <style:text-properties officeooo:rsid="00206bba"/>
    </style:style>
    <style:style style:name="T5" style:family="text">
      <style:text-properties officeooo:rsid="00226215"/>
    </style:style>
    <style:style style:name="T6" style:family="text">
      <style:text-properties officeooo:rsid="0024f866"/>
    </style:style>
    <style:style style:name="T7" style:family="text">
      <style:text-properties officeooo:rsid="0028aa87"/>
    </style:style>
    <style:style style:name="T8" style:family="text">
      <style:text-properties officeooo:rsid="0029535b"/>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officeooo:rsid="002b6c4b"/>
    </style:style>
    <style:style style:name="T11" style:family="text">
      <style:text-properties officeooo:rsid="0033fa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Heuristic Evaluation</text:p>
      <text:p text:style-name="P3">For our heuristic evaluation, we decided to use the "heuristic markup" technique. We decided to use this because we lacked the resources to hire "usability experts" required to complete other heuristic evaluations. In heuristic markup, the creator(s) set aside a few hours, and take themselves through the product from beginning to end, as you think a user might do. You are encouraged to record observations you made at each stop along the process.</text:p>
      <text:p text:style-name="P3"/>
      <text:p text:style-name="P3">Here are the notes we took when doing walkthroughs:</text:p>
      <text:p text:style-name="P1"><text:bookmark text:name="_b60hzu19flmy"/>Walkthrough</text:p>
      <text:p text:style-name="P2"><text:bookmark text:name="_4e3btztgkm7b"/>Searching</text:p>
      <text:list xml:id="list2531871575" text:style-name="WWNum8">
        <text:list-item>
          <text:p text:style-name="P12">It <text:span text:style-name="T1">is </text:span>not clear what I should type into the search bar.</text:p>
        </text:list-item>
        <text:list-item>
          <text:p text:style-name="P12">We don't mention anywhere that <text:span text:style-name="T1">while searching the names, matching names will appear before the name is entirely entered.</text:span></text:p>
        </text:list-item>
        <text:list-item>
          <text:p text:style-name="P12">It doesn't complete as I type: this is a bit <text:span text:style-name="T1">limited</text:span>.</text:p>
        </text:list-item>
        <text:list-item>
          <text:p text:style-name="P12">The search UI is intuitive.</text:p>
        </text:list-item>
      </text:list>
      <text:p text:style-name="P21"/>
      <text:p text:style-name="P21"/>
      <text:p text:style-name="P33">Sort Button</text:p>
      <text:list xml:id="list192952103010777" text:continue-numbering="true" text:style-name="WWNum8">
        <text:list-item>
          <text:p text:style-name="P23">It does not allow to click what to sort by, alternatively it alters between ascending points and descen<text:span text:style-name="T11">d</text:span>ing points (it is useful that a message appears when this is clicked)</text:p>
        </text:list-item>
        <text:list-item>
          <text:p text:style-name="P13"><text:span text:style-name="T2">It would be useful to be able to sort by player names alphabetical order and not only by the points.</text:span></text:p>
        </text:list-item>
      </text:list>
      <text:p text:style-name="P22"/>
      <text:p text:style-name="P21"/>
      <text:p text:style-name="P32"><text:bookmark text:name="_e4gpnn1d6x6s"/>Viewing the <text:span text:style-name="T1">Players/Predictions</text:span></text:p>
      <text:list xml:id="list84134810" text:style-name="WWNum6">
        <text:list-item>
          <text:p text:style-name="P24">It is not specified anywhere that the default sorting of the players is in descending order of their <text:span text:style-name="T6">point </text:span>predictions.</text:p>
        </text:list-item>
        <text:list-item>
          <text:p text:style-name="P6">I<text:span text:style-name="T3">t is hard to assume that when clicking on a player in the list, a message informing about that player and his point prediction appears.</text:span></text:p>
        </text:list-item>
        <text:list-item>
          <text:p text:style-name="P9">Being able to view the players according to their positions would be a nice feature.</text:p>
        </text:list-item>
        <text:list-item>
          <text:p text:style-name="P7">I<text:span text:style-name="T2">t is useful that the players/predictions have a number associated to them indicating their position in the players list.</text:span></text:p>
        </text:list-item>
        <text:list-item>
          <text:p text:style-name="P16">The colours <text:span text:style-name="T3">that match the official Fantasy Premier League colour scheme make it look like an FPL official App.</text:span></text:p>
        </text:list-item>
      </text:list>
      <text:p text:style-name="P4"/>
      <text:p text:style-name="P4"/>
      <text:p text:style-name="P1"><text:bookmark text:name="_ve2rhqz9x8vr"/>10 Usability Heuristics</text:p>
      <text:p text:style-name="P4">After doing the walkthroughs, we categorised the issues according to Nielsen's 10 usability heuristics. Here is the result of doing that:</text:p>
      <text:p text:style-name="P2"><text:bookmark text:name="_2np17qbdwuue"/><text:soft-page-break/>Visibility of system status</text:p>
      <text:list xml:id="list951337086" text:style-name="WWNum1">
        <text:list-item>
          <text:p text:style-name="P18">Lacking autocomplete for search queries.</text:p>
        </text:list-item>
        <text:list-item>
          <text:p text:style-name="P18">If there <text:span text:style-name="T4">are user errors (e.g. typos) in a search, the player is not found.</text:span></text:p>
        </text:list-item>
      </text:list>
      <text:p text:style-name="P2"><text:bookmark text:name="_7i5oclgnk6t3"/>Match between system and the real world</text:p>
      <text:list xml:id="list1487514415" text:style-name="WWNum7">
        <text:list-item>
          <text:p text:style-name="P25">It is not possible to view players in separate lists according to their positions.</text:p>
        </text:list-item>
      </text:list>
      <text:p text:style-name="P2"><text:bookmark text:name="_uo3v8gupwrym"/>User control and freedom</text:p>
      <text:list xml:id="list192953559065030" text:continue-list="list192952103010777" text:style-name="WWNum8">
        <text:list-item>
          <text:p text:style-name="P12">The search functionality seems limited, <text:span text:style-name="T4">should account for user errors.</text:span></text:p>
        </text:list-item>
        <text:list-item>
          <text:p text:style-name="P26">The sort functionality should allow to sort by player names.</text:p>
        </text:list-item>
      </text:list>
      <text:p text:style-name="P2"><text:bookmark text:name="_5mw9fwndjxco"/>Consistency and standards</text:p>
      <text:list xml:id="list3599638229" text:style-name="WWNum9">
        <text:list-item>
          <text:p text:style-name="P17">It's not clear that I'm able to click <text:span text:style-name="T4">on player entries in the list.</text:span></text:p>
        </text:list-item>
      </text:list>
      <text:p text:style-name="P2"><text:bookmark text:name="_lp7tp65mfjq0"/>Error prevention</text:p>
      <text:list xml:id="list192952493750951" text:continue-numbering="true" text:style-name="WWNum9">
        <text:list-header>
          <text:p text:style-name="P29">N/A</text:p>
        </text:list-header>
      </text:list>
      <text:p text:style-name="P2"><text:bookmark text:name="_v88mrppwccht"/>Recognition rather than recall</text:p>
      <text:p text:style-name="P3">N/A</text:p>
      <text:p text:style-name="P2"><text:bookmark text:name="_e2b8ipyjpigm"/>Flexibility and efficiency of use</text:p>
      <text:list xml:id="list3352454622" text:style-name="WWNum3">
        <text:list-item>
          <text:p text:style-name="P15"><text:span text:style-name="T4">Autocomplete should be implemented in the search functionality.</text:span></text:p>
        </text:list-item>
      </text:list>
      <text:p text:style-name="P2"><text:bookmark text:name="_82p3j8dyt5am"/>Aesthetic and minimalist design</text:p>
      <text:list xml:id="list192951993728391" text:continue-numbering="true" text:style-name="WWNum3">
        <text:list-item>
          <text:p text:style-name="P14">The <text:span text:style-name="T5">app</text:span> colours are <text:span text:style-name="T5">on point as they match the official Fantasy Premier League design.</text:span></text:p>
        </text:list-item>
        <text:list-item>
          <text:p text:style-name="P14">The <text:span text:style-name="T5">app</text:span> layout is easy to understand.</text:p>
        </text:list-item>
      </text:list>
      <text:p text:style-name="P2"><text:bookmark text:name="_9itzyax3xwrx"/>Help users recognize, diagnose, and recover from errors</text:p>
      <text:list xml:id="list927548292" text:style-name="WWNum4">
        <text:list-item>
          <text:p text:style-name="P19">The search function<text:span text:style-name="T5">ality</text:span> <text:span text:style-name="T5">should </text:span>work in spite of user errors such as typos.</text:p>
        </text:list-item>
        <text:list-item>
          <text:p text:style-name="P27">The search functionality displays names in the list while user is entering the player name, this is a nice touch.</text:p>
        </text:list-item>
      </text:list>
      <text:p text:style-name="P2"><text:bookmark text:name="_yrl8fibk2tkf"/>Help and documentation</text:p>
      <text:list xml:id="list192952117012824" text:continue-list="list192953559065030" text:style-name="WWNum8">
        <text:list-item>
          <text:p text:style-name="P5">We don't mention anywhere that <text:span text:style-name="T1">while searching the names, matching names will appear before the name is entirely entered.</text:span></text:p>
        </text:list-item>
        <text:list-item>
          <text:p text:style-name="P5"><text:span text:style-name="T5">We don’t mention anywhere that the default sorting of the players is in descending order of their point predictions.</text:span></text:p>
        </text:list-item>
      </text:list>
      <text:p text:style-name="P1"><text:bookmark text:name="_yk1dznqg1bs2"/>Findings</text:p>
      <text:p text:style-name="P3">Based on the above points, we came to the following conclusions:</text:p>
      <text:p text:style-name="P3"/>
      <text:list xml:id="list3427481095" text:style-name="WWNum5">
        <text:list-item>
          <text:p text:style-name="P20">The search bar should feature autocomplete. Without it, it's hard to tell if the <text:span text:style-name="T7">name</text:span> you're currently typing in is a valid <text:span text:style-name="T7">name</text:span> or not.</text:p>
        </text:list-item>
        <text:list-item>
          <text:p text:style-name="P11">The search bar <text:span text:style-name="T5">should </text:span>work in spite of <text:span text:style-name="T10">minor</text:span> user errors <text:span text:style-name="T10">(e.g. </text:span>typos<text:span text:style-name="T10">)</text:span>.</text:p>
        </text:list-item>
        <text:list-item>
          <text:p text:style-name="P8"><text:soft-page-break/><text:span text:style-name="T8">The Sort functionality should allow to sort by player name and should allow to decide what to sort by and not just switch between ascending point predictions and descending point predictions.</text:span></text:p>
        </text:list-item>
        <text:list-item>
          <text:p text:style-name="P10">The app should allow to view players according to their positions (<text:span text:style-name="T9">Goalkeeper, “Defender”, “Midfielder” and “Attacker”)</text:span></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color="#6d9eeb"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color="#6d9eeb"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6d9eeb" fo:font-size="14pt" style:font-size-asian="14pt" style:font-size-complex="14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6:21:12.083912291</meta:creation-date>
    <dc:date>2020-02-24T19:28:51.885053342</dc:date>
    <meta:editing-duration>PT57M33S</meta:editing-duration>
    <meta:editing-cycles>20</meta:editing-cycles>
    <meta:generator>LibreOffice/6.0.7.3$Linux_X86_64 LibreOffice_project/00m0$Build-3</meta:generator>
    <meta:document-statistic meta:table-count="0" meta:image-count="0" meta:object-count="0" meta:page-count="3" meta:paragraph-count="51" meta:word-count="651" meta:character-count="3774" meta:non-whitespace-character-count="3203"/>
  </office:meta>
</office:document-meta>
</file>